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timmons" svg:font-family="timmons" style:font-pitch="variable"/>
    <style:font-face style:name="Droid Serif" svg:font-family="'Droid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ize="12pt" fo:font-weight="bold" style:font-size-asian="10.5pt" style:font-weight-asian="bold" style:font-size-complex="12pt" style:font-weight-complex="bold"/>
    </style:style>
    <style:style style:name="P2" style:family="paragraph" style:parent-style-name="Text_20_body">
      <style:text-properties fo:font-size="12pt" fo:font-weight="normal" style:font-size-asian="10.5pt" style:font-weight-asian="normal" style:font-size-complex="12pt"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size="28pt" fo:font-weight="bold" style:font-size-asian="28pt" style:font-weight-asian="bold" style:font-size-complex="28pt" style:font-weight-complex="bold"/>
    </style:style>
    <style:style style:name="P7" style:family="paragraph" style:parent-style-name="Text_20_body">
      <style:text-properties fo:font-size="28pt" fo:font-weight="bold" style:font-size-asian="24.5pt" style:font-weight-asian="bold" style:font-size-complex="28pt" style:font-weight-complex="bold"/>
    </style:style>
    <style:style style:name="P8" style:family="paragraph" style:parent-style-name="Text_20_body">
      <style:text-properties fo:font-size="16pt" fo:font-weight="bold" style:font-size-asian="16pt" style:font-weight-asian="bold" style:font-size-complex="16pt" style:font-weight-complex="bold"/>
    </style:style>
    <style:style style:name="P9" style:family="paragraph" style:parent-style-name="Heading">
      <style:text-properties fo:font-weight="bold"/>
    </style:style>
    <style:style style:name="P10" style:family="paragraph" style:parent-style-name="Heading">
      <style:paragraph-properties fo:text-align="center" style:justify-single-word="false"/>
      <style:text-properties fo:font-weight="bold"/>
    </style:style>
    <style:style style:name="P11" style:family="paragraph" style:parent-style-name="Heading">
      <style:paragraph-properties fo:text-align="center" style:justify-single-word="false"/>
      <style:text-properties fo:font-weight="bold"/>
    </style:style>
    <style:style style:name="P12" style:family="paragraph" style:parent-style-name="Footer">
      <style:text-properties fo:font-size="11pt" style:font-size-asian="9.60000038146973pt" style:font-size-complex="11pt"/>
    </style:style>
    <style:style style:name="P13" style:family="paragraph" style:parent-style-name="Text_20_body">
      <style:text-properties fo:font-size="12pt" fo:font-weight="normal" style:font-size-asian="10.5pt" style:font-weight-asian="normal" style:font-size-complex="12pt" style:font-weight-complex="normal"/>
    </style:style>
    <style:style style:name="P14" style:family="paragraph" style:parent-style-name="Text_20_body" style:list-style-name="L1">
      <style:text-properties fo:font-size="12pt" fo:font-weight="normal" style:font-size-asian="10.5pt" style:font-weight-asian="normal" style:font-size-complex="12pt" style:font-weight-complex="normal"/>
    </style:style>
    <style:style style:name="P15" style:family="paragraph" style:parent-style-name="Text_20_body" style:list-style-name="L2">
      <style:text-properties fo:font-size="12pt" fo:font-weight="normal" style:font-size-asian="10.5pt" style:font-weight-asian="normal" style:font-size-complex="12pt" style:font-weight-complex="normal"/>
    </style:style>
    <style:style style:name="P16" style:family="paragraph" style:parent-style-name="Text_20_body" style:list-style-name="L3">
      <style:text-properties fo:font-size="12pt" fo:font-weight="normal" style:font-size-asian="10.5pt" style:font-weight-asian="normal" style:font-size-complex="12pt" style:font-weight-complex="normal"/>
    </style:style>
    <style:style style:name="P17" style:family="paragraph" style:parent-style-name="Text_20_body" style:list-style-name="L4">
      <style:text-properties fo:font-size="12pt" fo:font-weight="normal" style:font-size-asian="10.5pt" style:font-weight-asian="normal" style:font-size-complex="12pt" style:font-weight-complex="normal"/>
    </style:style>
    <style:style style:name="P18" style:family="paragraph" style:parent-style-name="Text_20_body">
      <style:text-properties fo:font-size="12pt" fo:font-weight="normal" style:font-size-asian="12pt" style:font-weight-asian="normal" style:font-size-complex="12pt" style:font-weight-complex="normal"/>
    </style:style>
    <style:style style:name="P19" style:family="paragraph" style:parent-style-name="Text_20_body">
      <style:text-properties fo:font-size="16pt" fo:font-weight="bold" style:font-size-asian="16pt" style:font-weight-asian="bold" style:font-size-complex="16pt" style:font-weight-complex="bold"/>
    </style:style>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text-properties fo:font-size="14pt" fo:font-weight="bold" style:font-size-asian="14pt" style:font-weight-asian="bold" style:font-size-complex="14pt" style:font-weight-complex="bold"/>
    </style:style>
    <style:style style:name="P24" style:family="paragraph" style:parent-style-name="Text_20_body">
      <style:text-properties fo:color="#000000" fo:font-style="normal" style:font-style-asian="normal" style:font-style-complex="normal"/>
    </style:style>
    <style:style style:name="P25" style:family="paragraph" style:parent-style-name="Text_20_body">
      <style:text-properties fo:font-size="28pt" fo:font-weight="bold" style:font-size-asian="24.5pt" style:font-weight-asian="bold" style:font-size-complex="28pt" style:font-weight-complex="bold"/>
    </style:style>
    <style:style style:name="T1" style:family="text">
      <style:text-properties fo:font-weight="normal" style:font-weight-asian="normal" style:font-weight-complex="normal"/>
    </style:style>
    <style:style style:name="T2" style:family="text">
      <style:text-properties fo:font-size="11pt" fo:font-weight="normal" style:font-size-asian="9.60000038146973pt" style:font-weight-asian="normal" style:font-size-complex="11pt" style:font-weight-complex="normal"/>
    </style:style>
    <style:style style:name="T3" style:family="text">
      <style:text-properties style:font-name="timmons" fo:font-size="14pt" fo:font-style="italic" fo:font-weight="normal" style:font-weight-asian="normal" style:font-weight-complex="normal"/>
    </style:style>
    <style:style style:name="T4" style:family="text">
      <style:text-properties style:font-name="timmons" fo:font-size="14pt" fo:font-style="normal" style:font-style-asian="normal" style:font-style-complex="normal"/>
    </style:style>
    <style:style style:name="T5" style:family="text">
      <style:text-properties style:font-name="timmons" fo:font-size="14pt" fo:font-style="normal"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style:font-name="Liberation Serif" fo:font-size="28pt" style:font-size-asian="28pt" style:font-weight-asian="bold" style:font-size-complex="28pt" style:font-weight-complex="bold"/>
    </style:style>
    <style:style style:name="T8" style:family="text">
      <style:text-properties style:font-name="Droid Serif" fo:font-size="28pt" style:font-size-asian="28pt" style:font-size-complex="28pt"/>
    </style:style>
    <style:style style:name="T9" style:family="text">
      <style:text-properties style:font-name="Droid Serif" fo:font-size="28pt" fo:font-weight="normal" style:font-size-asian="21pt" style:font-weight-asian="normal" style:font-size-complex="24pt" style:font-weight-complex="normal"/>
    </style:style>
    <style:style style:name="T10" style:family="text">
      <style:text-properties style:font-name="Droid Serif" fo:font-size="28pt" fo:font-weight="normal" style:font-size-asian="28pt" style:font-weight-asian="normal" style:font-size-complex="28pt" style:font-weight-complex="normal"/>
    </style:style>
    <style:style style:name="T11" style:family="text">
      <style:text-properties style:font-name="Droid Serif" fo:font-size="28pt" fo:font-style="normal" fo:font-weight="normal" style:font-size-asian="21pt" style:font-style-asian="normal" style:font-weight-asian="normal" style:font-size-complex="24pt" style:font-style-complex="normal" style:font-weight-complex="normal"/>
    </style:style>
    <style:style style:name="T12" style:family="text">
      <style:text-properties fo:font-size="16pt" style:font-size-asian="14pt" style:font-size-complex="16pt"/>
    </style:style>
    <style:style style:name="T13" style:family="text">
      <style:text-properties fo:font-size="12pt" fo:font-weight="normal" style:font-size-asian="10.5pt" style:font-weight-asian="normal" style:font-size-complex="12pt" style:font-weight-complex="normal"/>
    </style:style>
    <style:style style:name="T14" style:family="text">
      <style:text-properties fo:font-size="12pt"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7">Software Requirements Specifications</text:span></text:p>
      <text:p text:style-name="P10"><text:span text:style-name="T9">Mini-Craigslist</text:span></text:p>
      <text:p text:style-name="P9"/>
      <text:p text:style-name="P10"/>
      <text:p text:style-name="P10"><text:span text:style-name="T11"><text:s/></text:span><text:span text:style-name="T4">Ahmed Abdul Kareem Karanath <text:s text:c="69"/></text:span><text:span text:style-name="T5">Banda BharatKumar <text:s text:c="87"/>Deepanshu Sapra</text:span><text:span text:style-name="T3"><text:line-break/>Indian Institute of Technology Mandi</text:span></text:p>
      <text:p text:style-name="Text_20_body"/>
      <text:p text:style-name="P5"/>
      <text:p text:style-name="P5"/>
      <text:p text:style-name="P4"><text:s text:c="6"/></text:p>
      <text:p text:style-name="P5">Email ID : <text:s/></text:p>
      <text:p text:style-name="P5"><text:a xlink:type="simple" xlink:href="mailto:b13104@students.iitmandi.ac.in" text:style-name="Internet_20_link" text:visited-style-name="Visited_20_Internet_20_Link">b13104@students.iitmandi.ac.in</text:a> <text:s text:c="86"/><text:a xlink:type="simple" xlink:href="mailto:b13113@students.iitmandi.ac.in" text:style-name="Internet_20_link" text:visited-style-name="Visited_20_Internet_20_Link">b1</text:a><text:a xlink:type="simple" xlink:href="mailto:b13113@students.iitmandi.ac.in" text:style-name="Internet_20_link" text:visited-style-name="Visited_20_Internet_20_Link">3113@students.iitmandi.ac.in</text:a> <text:s text:c="184"/><text:a xlink:type="simple" xlink:href="mailto:b13116@students.iitmandi.ac.in" text:style-name="Internet_20_link" text:visited-style-name="Visited_20_Internet_20_Link">b13116@students.iitmandi.ac.in</text:a> </text:p>
      <text:p text:style-name="Text_20_body"/>
      <text:p text:style-name="Text_20_body"/>
      <text:p text:style-name="Text_20_body"/>
      <text:p text:style-name="Text_20_body"/>
      <text:p text:style-name="Text_20_body"/>
      <text:p text:style-name="Text_20_body"><text:s text:c="56"/><text:span text:style-name="T12"><text:s/>NOVEMBER 3 ,2014</text:span></text:p>
      <text:p text:style-name="Text_20_body"/>
      <text:p text:style-name="Text_20_body"/>
      <text:p text:style-name="P8">Revision History :</text:p>
      <text:p text:style-name="Text_20_body"><text:span text:style-name="T13">18/11/14, v1_1, Feature changes</text:span></text:p>
      <text:p text:style-name="Text_20_body"><text:soft-page-break/><text:span text:style-name="T13"/></text:p>
      <text:p text:style-name="Text_20_body"/>
      <text:p text:style-name="P7">CONTENTS</text:p>
      <text:p text:style-name="P3">1. Introduction </text:p>
      <text:p text:style-name="Text_20_body">1.1 Need and Purpose.......................................................................................................................... 1</text:p>
      <text:p text:style-name="Text_20_body">1.2 Intended Audiance ........................................................................................................................ 1 </text:p>
      <text:p text:style-name="Text_20_body">1.3 References .................................................................................................................................... 1</text:p>
      <text:p text:style-name="P3">2. Overall <text:s/>Description </text:p>
      <text:p text:style-name="Text_20_body">2.1 Product Features and Functions ....................................................................................................1</text:p>
      <text:p text:style-name="Text_20_body">2.2 Users..............................................................................................................................................2</text:p>
      <text:p text:style-name="Text_20_body">2.3 <text:span text:style-name="T14">Operating Environment</text:span> .................................................................................................................2 </text:p>
      <text:p text:style-name="Text_20_body">2.3.1.<text:span text:style-name="T14">Minimum </text:span><text:span text:style-name="T14">Software </text:span><text:span text:style-name="T14">Requirements</text:span>............................................................................................ .2</text:p>
      <text:p text:style-name="Text_20_body">2.3.3Minimum Hardware Requirements.............................................................................................3 </text:p>
      <text:p text:style-name="P3">3. Specific Requirements </text:p>
      <text:p text:style-name="Text_20_body">3.1 Performance Requirements......................................................................................................... 3<text:span text:style-name="T6"> </text:span></text:p>
      <text:p text:style-name="Text_20_body">3.2 Additional <text:s/>Comments..................................................................................................................5</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 text:c="157"/></text:p>
      <text:p text:style-name="P6"/>
      <text:p text:style-name="P6"><text:soft-page-break/>1 Introduction</text:p>
      <text:p text:style-name="P8"><text:s/>1.1 Purpose </text:p>
      <text:p text:style-name="Text_20_body"><text:span text:style-name="T13">The purpose of this software requirement specification document is to describe the behaviour <text:s/>and functionalities of the Mini Craigslist system. The Mini Craigslist is designed to be a classifieds site with built-in contact tools between potential bidders and the auction owner , items wanted .The document is intended to serve as the guideline and intended goals for the implementation of the various functions of the program. </text:span></text:p>
      <text:p text:style-name="P8">1.2 Intended Audience </text:p>
      <text:p text:style-name="P2">For the functionality of the classifieds, the application will be limited to being only the mediator between users in terms of communication and will not participate in the actual exchange of the goods. The application will not be implemented to prevent nor will it take responsibility for any fraudulent acts by any users. Photo sharing services will be provided . </text:p>
      <text:p text:style-name="P8">1.3 References</text:p>
      <text:list xml:id="list8808567763125364776" text:style-name="L1">
        <text:list-item>
          <text:p text:style-name="P14">IEEE 830-1998 standard for writing a SRS document.</text:p>
        </text:list-item>
        <text:list-item>
          <text:p text:style-name="P14">An Integrated Approach Software Engineering Third Edition by Pankaj Jalote.</text:p>
          <text:p text:style-name="P14"/>
        </text:list-item>
      </text:list>
      <text:p text:style-name="P2"/>
      <text:p text:style-name="P6">2 Overall Description </text:p>
      <text:p text:style-name="P8"/>
      <text:p text:style-name="P8">2.1 Product Features and Functions</text:p>
      <text:h text:style-name="Heading_20_3" text:outline-level="3">Features</text:h>
      <text:p text:style-name="Text_20_body">The Mini Craigslist system is a classifieds site for jobs , goods for sale, and items wanted. It provides communication between users of the site in order to exchange information such as prices and contact information to facilitate trading between users. Mini Craigslist will allow the users to upload photos to advertise their products. It will also provide <text:s/>users the list of items which they want to buy , sell . Users will be able to create and manage site accounts, as well as post and manage their classifieds. Ads and posts will be classified into categories for easier product searching. <text:s text:c="2"/></text:p>
      <text:h text:style-name="Heading_20_3" text:outline-level="3">Functions</text:h>
      <text:p text:style-name="Text_20_body">The homepage handles:</text:p>
      <text:list xml:id="list7348830700666684517" text:style-name="L5">
        <text:list-item>
          <text:p text:style-name="P20">Sign up a new user</text:p>
        </text:list-item>
        <text:list-item>
          <text:p text:style-name="P20"><text:soft-page-break/>Login a user</text:p>
        </text:list-item>
        <text:list-item>
          <text:p text:style-name="P20">Search for ads on the site</text:p>
        </text:list-item>
        <text:list-item>
          <text:p text:style-name="P20">Links to classifieds by category and contact details</text:p>
        </text:list-item>
      </text:list>
      <text:p text:style-name="Text_20_body"/>
      <text:p text:style-name="Text_20_body">The logged-in user module handles:</text:p>
      <text:list xml:id="list5428965121011529349" text:style-name="L6">
        <text:list-item>
          <text:p text:style-name="P21">Post ads</text:p>
        </text:list-item>
        <text:list-item>
          <text:p text:style-name="P21">Search for ads</text:p>
        </text:list-item>
        <text:list-item>
          <text:p text:style-name="P21">View ads by category</text:p>
          <text:p text:style-name="P21"/>
        </text:list-item>
      </text:list>
      <text:p text:style-name="Text_20_body">In addition, the administrator module has the following extra features:</text:p>
      <text:list xml:id="list5689348587378509534" text:style-name="L7">
        <text:list-item>
          <text:p text:style-name="P22">Seperate dashboard where ads can be reviewed.</text:p>
        </text:list-item>
        <text:list-item>
          <text:p text:style-name="P22">Ability to delete ads deemed as spam.</text:p>
        </text:list-item>
      </text:list>
      <text:p text:style-name="Text_20_body"><text:s/></text:p>
      <text:p text:style-name="P8">2.2 Users</text:p>
      <text:p text:style-name="P2">Any person who wants to sell or buy some products can use Mini Craigslist online software. They can make their user account having basic knowledge of internet browsing.</text:p>
      <text:p text:style-name="P2">Mini-craigslist has two categories of users:</text:p>
      <text:list xml:id="list5480690027658877325" text:style-name="L4">
        <text:list-item>
          <text:p text:style-name="P17">The general user- who can view and post ads; and</text:p>
        </text:list-item>
        <text:list-item>
          <text:p text:style-name="P17">Administrators- who can view and post ads, and in addition delete ads that they deem as spam </text:p>
        </text:list-item>
      </text:list>
      <text:p text:style-name="P2"><text:s text:c="22"/></text:p>
      <text:p text:style-name="P2"><text:s text:c="134"/>1 <text:s text:c="12"/></text:p>
      <text:p text:style-name="P8">2.3 Operating Environment</text:p>
      <text:p text:style-name="P2">The Mini Craigslist website will be accessed through a web browser by the user from his or </text:p>
      <text:p text:style-name="Text_20_body"><text:span text:style-name="T13">her computer/laptops.</text:span></text:p>
      <text:p text:style-name="Text_20_body"><text:span text:style-name="T13"/></text:p>
      <text:p text:style-name="P23">2.3.1 Minimum Software Requirements </text:p>
      <text:list xml:id="list8969625611770710012" text:style-name="L2">
        <text:list-item>
          <text:p text:style-name="P15">Operating System :Ubuntu 14.04</text:p>
        </text:list-item>
        <text:list-item>
          <text:p text:style-name="P15">Language :PHP 5.5 , Java Script(front end), HTML</text:p>
        </text:list-item>
        <text:list-item>
          <text:p text:style-name="P15">Database : My SQL server (back end), phpMyAdmin</text:p>
        </text:list-item>
      </text:list>
      <text:p text:style-name="P2">The Mini Craigslist software works on any of the graphical browsers on any hardware and OS :</text:p>
      <text:p text:style-name="P2"><text:soft-page-break/>1. Google Chrome 2.0</text:p>
      <text:p text:style-name="P2">2. Firefox 5.0</text:p>
      <text:p text:style-name="P2">3. Safari 3.6</text:p>
      <text:p text:style-name="P2">4. Internet Explorer 8.0 </text:p>
      <text:p text:style-name="P8">2.3.2 Minimum Hardware Requirements </text:p>
      <text:list xml:id="list6797862037120787967" text:style-name="L3">
        <text:list-item>
          <text:p text:style-name="P16">Processor : Pentium four 700MHz</text:p>
        </text:list-item>
        <text:list-item>
          <text:p text:style-name="P16">RAM : 256MB</text:p>
        </text:list-item>
        <text:list-item>
          <text:p text:style-name="P16">Monitor : 14.5” Colour monitor</text:p>
        </text:list-item>
      </text:list>
      <text:p text:style-name="P2"/>
      <text:p text:style-name="P7">3. Specific Requirements </text:p>
      <text:h text:style-name="Heading_20_2" text:outline-level="2">3.1 Performance Requirements</text:h>
      <text:p text:style-name="P18">On a pc acting as server the maximum time for any online request must be less than 2 seconds.</text:p>
      <text:h text:style-name="Heading_20_2" text:outline-level="2">3.2 Additional comments</text:h>
      <text:p text:style-name="P24">This document describes a fictitious software product purely for academic purposes. <text:s/>It is not related in any way to a particular existing or proposed real produc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timmons" svg:font-family="timmons" style:font-pitch="variable"/>
    <style:font-face style:name="Droid Serif" svg:font-family="'Droid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Contents_20_Heading" style:display-name="Contents Heading" style:family="paragraph" style:parent-style-name="Heading" style:class="index">
      <style:text-properties fo:font-size="20pt" fo:font-weight="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32cm" style:type="center"/>
          <style:tab-stop style:position="17.066cm" style:type="right"/>
        </style:tab-stops>
      </style:paragraph-properties>
    </style:style>
    <style:style style:name="Header" style:family="paragraph" style:parent-style-name="Standard" style:class="extra">
      <style:paragraph-properties text:number-lines="false" text:line-number="0">
        <style:tab-stops>
          <style:tab-stop style:position="8.532cm" style:type="center"/>
          <style:tab-stop style:position="17.066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fo:font-size="12pt" fo:font-weight="bold" style:font-size-asian="10.5pt" style:font-weight-asian="bold" style:font-size-complex="12pt" style:font-weight-complex="bold"/>
    </style:style>
    <style:style style:name="MP2" style:family="paragraph" style:parent-style-name="Footer">
      <style:text-properties fo:font-size="11pt" style:font-size-asian="9.60000038146973pt" style:font-size-complex="11pt"/>
    </style:style>
    <style:style style:name="MT1" style:family="text">
      <style:text-properties fo:font-weight="normal" style:font-weight-asian="normal" style:font-weight-complex="normal"/>
    </style:style>
    <style:style style:name="MT2" style:family="text">
      <style:text-properties fo:font-size="11pt" fo:font-weight="normal" style:font-size-asian="9.60000038146973pt" style:font-weight-asian="normal" style:font-size-complex="11pt" style:font-weight-complex="normal"/>
    </style:style>
    <style:page-layout style:name="Mpm1">
      <style:page-layout-properties fo:page-width="21.001cm" fo:page-height="29.7cm" style:num-format="1" style:print-orientation="portrait" fo:margin-top="2cm" fo:margin-bottom="2cm" fo:margin-left="1.958cm" fo:margin-right="1.977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next-style-name="Footnote">
      <style:header>
        <text:p text:style-name="MP1"><text:s text:c="54"/><text:span text:style-name="MT1"><text:s text:c="83"/></text:span><text:span text:style-name="MT2">Mini Craigslist</text:span></text:p>
      </style:header>
      <style:footer>
        <text:p text:style-name="MP2">SRS V1_0 <text:s text:c="43"/></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04T10:19:55.084812096</meta:creation-date>
    <dc:date>2014-11-18T18:17:54</dc:date>
    <meta:editing-duration>PT4H41M15S</meta:editing-duration>
    <meta:editing-cycles>11</meta:editing-cycles>
    <meta:generator>OpenOffice/4.1.1$Unix OpenOffice.org_project/411m6$Build-9775</meta:generator>
    <dc:creator>Ahmed Karanath</dc:creator>
    <meta:document-statistic meta:table-count="0" meta:image-count="0" meta:object-count="0" meta:page-count="5" meta:paragraph-count="80" meta:word-count="644" meta:character-count="6119"/>
  </office:meta>
</office:document-meta>
</file>